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254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Lfd Nr.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Vorgang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Us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1</text:p>
          </table:table-cell>
          <table:table-cell office:value-type="date" office:date-value="2023-05-31T00:00:00" table:style-name="ce3">
            <text:p>31.05.2023</text:p>
          </table:table-cell>
          <table:table-cell office:value-type="string" table:style-name="ce1">
            <text:p>URL GitHub an Lehrkörper</text:p>
          </table:table-cell>
          <table:table-cell office:value-type="string" table:style-name="ce1">
            <text:p>geplant</text:p>
          </table:table-cell>
          <table:table-cell office:value-type="string" table:style-name="ce1">
            <text:p>Florian Me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20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Tobias Alexander</meta:initial-creator>
    <dc:creator>Tobias Alexander</dc:creator>
    <meta:creation-date>2023-05-31T10:10:48Z</meta:creation-date>
    <dc:date>2023-05-31T10:13:55Z</dc:date>
    <meta:editing-duration>PT0S</meta:editing-duration>
  </office:meta>
</office:document-meta>
</file>